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nux_Libertine_G_4.ttf" manifest:media-type="application/x-font-ttf"/>
  <manifest:file-entry manifest:full-path="Fonts/Font_Linux_Libertine_G_3.ttf" manifest:media-type="application/x-font-ttf"/>
  <manifest:file-entry manifest:full-path="Fonts/Font_Linux_Libertine_G_2.ttf" manifest:media-type="application/x-font-ttf"/>
  <manifest:file-entry manifest:full-path="Fonts/Font_Linux_Libertine_G_1.ttf" manifest:media-type="application/x-font-ttf"/>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5.503cm"/>
    </style:style>
    <style:style style:name="Table1.1" style:family="table-row">
      <style:table-row-properties fo:keep-together="auto"/>
    </style:style>
    <style:style style:name="Table1.A1" style:family="table-cell">
      <style:table-cell-properties style:vertical-align="" fo:padding="0cm" fo:border="0.75pt solid #000000"/>
    </style:style>
    <style:style style:name="P1" style:family="paragraph" style:parent-style-name="Heading_20_1" style:master-page-name="Standard">
      <style:paragraph-properties fo:margin-top="0cm" fo:margin-bottom="0.423cm" style:contextual-spacing="false" fo:line-height="114%" fo:text-align="justify" style:justify-single-word="false" style:page-number="1" fo:padding="0cm" fo:border="none"/>
      <style:text-properties style:font-name="Liberation Sans" fo:font-size="18pt" officeooo:paragraph-rsid="001c7e78" style:font-name-asian="Google Sans1" style:font-size-asian="18pt" style:font-name-complex="Google Sans1" style:font-size-complex="18pt"/>
    </style:style>
    <style:style style:name="P2" style:family="paragraph" style:parent-style-name="Heading_20_1">
      <style:paragraph-properties fo:margin-top="0cm" fo:margin-bottom="0.423cm" style:contextual-spacing="false" fo:line-height="114%" fo:text-align="justify" style:justify-single-word="false" fo:padding="0cm" fo:border="none"/>
      <style:text-properties style:font-name="Liberation Sans" fo:font-size="17pt" officeooo:paragraph-rsid="001c7e78" style:font-name-asian="Google Sans1" style:font-size-asian="17pt" style:font-name-complex="Google Sans1" style:font-size-complex="17pt"/>
    </style:style>
    <style:style style:name="P3" style:family="paragraph" style:parent-style-name="Heading_20_2">
      <style:paragraph-properties fo:margin-top="0cm" fo:margin-bottom="0.397cm" style:contextual-spacing="false" fo:line-height="114%" fo:text-align="justify" style:justify-single-word="false" fo:padding="0cm" fo:border="none"/>
      <style:text-properties style:font-name="Liberation Sans" fo:font-size="16pt" style:font-name-asian="Google Sans1" style:font-size-asian="16pt" style:font-name-complex="Google Sans1" style:font-size-complex="16pt"/>
    </style:style>
    <style:style style:name="P4" style:family="paragraph" style:parent-style-name="Standard">
      <style:paragraph-properties fo:line-height="114%" fo:text-align="justify" style:justify-single-word="false" fo:padding="0cm" fo:border="none"/>
      <style:text-properties style:font-name="Liberation Sans" style:font-name-asian="Google Sans Text" style:font-name-complex="Google Sans Text"/>
    </style:style>
    <style:style style:name="P5" style:family="paragraph" style:parent-style-name="Heading_20_3">
      <style:paragraph-properties fo:margin-top="0cm" fo:margin-bottom="0.423cm" style:contextual-spacing="false" fo:line-height="114%" fo:text-align="justify" style:justify-single-word="false" fo:padding="0cm" fo:border="none"/>
      <style:text-properties style:font-name="Liberation Sans" officeooo:paragraph-rsid="001c7e78" style:font-name-asian="Google Sans1" style:font-name-complex="Google Sans1"/>
    </style:style>
    <style:style style:name="P6" style:family="paragraph" style:parent-style-name="Standard">
      <style:paragraph-properties fo:line-height="114%" fo:text-align="justify" style:justify-single-word="false" fo:padding="0cm" fo:border="none"/>
      <style:text-properties style:font-name="Liberation Sans"/>
    </style:style>
    <style:style style:name="P7" style:family="paragraph" style:parent-style-name="Heading_20_3">
      <style:paragraph-properties fo:margin-top="0cm" fo:margin-bottom="0.423cm" style:contextual-spacing="false" fo:line-height="114%" fo:text-align="justify" style:justify-single-word="false" fo:padding="0cm" fo:border="none"/>
      <style:text-properties style:font-name="Liberation Sans" style:font-name-asian="Google Sans1" style:font-name-complex="Google Sans1"/>
    </style:style>
    <style:style style:name="P8" style:family="paragraph" style:parent-style-name="Standard" style:list-style-name="WWNum1">
      <style:paragraph-properties fo:margin-left="1.058cm" fo:margin-right="0cm" fo:line-height="114%" fo:text-align="justify" style:justify-single-word="false" fo:text-indent="-0.635cm" style:auto-text-indent="false" fo:padding="0cm" fo:border="none"/>
      <style:text-properties style:font-name="Liberation Sans"/>
    </style:style>
    <style:style style:name="P9" style:family="paragraph" style:parent-style-name="Heading_20_2">
      <style:paragraph-properties fo:margin-top="0cm" fo:margin-bottom="0.397cm" style:contextual-spacing="false" fo:line-height="114%" fo:text-align="justify" style:justify-single-word="false" fo:padding="0cm" fo:border="none"/>
      <style:text-properties style:font-name="Liberation Sans" fo:font-size="16pt" style:font-size-asian="16pt" style:font-size-complex="16pt"/>
    </style:style>
    <style:style style:name="P10" style:family="paragraph" style:parent-style-name="Heading_20_4">
      <style:paragraph-properties fo:margin-top="0cm" fo:margin-bottom="0.45cm" style:contextual-spacing="false" fo:line-height="114%" fo:text-align="justify" style:justify-single-word="false" fo:padding="0cm" fo:border="none"/>
      <style:text-properties style:font-name="Liberation Sans"/>
    </style:style>
    <style:style style:name="P11" style:family="paragraph" style:parent-style-name="Standard" style:list-style-name="WWNum9">
      <style:paragraph-properties fo:margin-left="1.058cm" fo:margin-right="0cm" fo:line-height="114%" fo:text-align="justify" style:justify-single-word="false" fo:text-indent="-0.635cm" style:auto-text-indent="false" fo:padding="0cm" fo:border="none"/>
      <style:text-properties style:font-name="Liberation Sans"/>
    </style:style>
    <style:style style:name="P12" style:family="paragraph" style:parent-style-name="Heading_20_4">
      <style:paragraph-properties fo:margin-top="0cm" fo:margin-bottom="0.45cm" style:contextual-spacing="false" fo:line-height="114%" fo:text-align="justify" style:justify-single-word="false" fo:padding="0cm" fo:border="none"/>
      <style:text-properties style:font-name="Liberation Sans" style:font-name-asian="Google Sans1" style:font-name-complex="Google Sans1"/>
    </style:style>
    <style:style style:name="P13" style:family="paragraph" style:parent-style-name="Standard" style:list-style-name="WWNum10">
      <style:paragraph-properties fo:margin-left="1.058cm" fo:margin-right="0cm" fo:line-height="114%" fo:text-align="justify" style:justify-single-word="false" fo:text-indent="-0.635cm" style:auto-text-indent="false" fo:padding="0cm" fo:border="none"/>
      <style:text-properties style:font-name="Liberation Sans"/>
    </style:style>
    <style:style style:name="P14" style:family="paragraph" style:parent-style-name="Standard" style:list-style-name="WWNum11">
      <style:paragraph-properties fo:margin-left="1.058cm" fo:margin-right="0cm" fo:line-height="114%" fo:text-align="justify" style:justify-single-word="false" fo:text-indent="-0.635cm" style:auto-text-indent="false" fo:padding="0cm" fo:border="none"/>
      <style:text-properties style:font-name="Liberation Sans" style:font-name-asian="Google Sans Text" style:font-name-complex="Google Sans Text"/>
    </style:style>
    <style:style style:name="P15" style:family="paragraph" style:parent-style-name="Heading_20_2">
      <style:paragraph-properties fo:margin-top="0cm" fo:margin-bottom="0.397cm" style:contextual-spacing="false" fo:line-height="114%" fo:text-align="justify" style:justify-single-word="false" fo:padding="0cm" fo:border="none"/>
      <style:text-properties style:font-name="Liberation Sans"/>
    </style:style>
    <style:style style:name="P16" style:family="paragraph">
      <loext:graphic-properties draw:fill="solid" draw:fill-color="#a0a0a0"/>
      <style:paragraph-properties fo:text-align="center"/>
    </style:style>
    <style:style style:name="P17" style:family="paragraph" style:parent-style-name="Standard" style:list-style-name="WWNum12">
      <style:paragraph-properties fo:margin-left="1.058cm" fo:margin-right="0cm" fo:line-height="114%" fo:text-align="justify" style:justify-single-word="false" fo:text-indent="-0.635cm" style:auto-text-indent="false" fo:padding="0cm" fo:border="none"/>
      <style:text-properties style:font-name="Liberation Sans"/>
    </style:style>
    <style:style style:name="P18" style:family="paragraph" style:parent-style-name="Standard" style:list-style-name="WWNum13">
      <style:paragraph-properties fo:margin-left="1.058cm" fo:margin-right="0cm" fo:line-height="114%" fo:text-align="justify" style:justify-single-word="false" fo:text-indent="-0.635cm" style:auto-text-indent="false" fo:padding="0cm" fo:border="none"/>
      <style:text-properties style:font-name="Liberation Sans"/>
    </style:style>
    <style:style style:name="P19" style:family="paragraph" style:parent-style-name="Standard" style:list-style-name="WWNum14">
      <style:paragraph-properties fo:margin-left="1.058cm" fo:margin-right="0cm" fo:line-height="114%" fo:text-align="justify" style:justify-single-word="false" fo:text-indent="-0.635cm" style:auto-text-indent="false" fo:padding="0cm" fo:border="none"/>
      <style:text-properties style:font-name="Liberation Sans"/>
    </style:style>
    <style:style style:name="P20" style:family="paragraph" style:parent-style-name="Standard" style:list-style-name="WWNum15">
      <style:paragraph-properties fo:margin-left="1.058cm" fo:margin-right="0cm" fo:line-height="114%" fo:text-align="justify" style:justify-single-word="false" fo:text-indent="-0.635cm" style:auto-text-indent="false" fo:padding="0cm" fo:border="none"/>
      <style:text-properties style:font-name="Liberation Sans"/>
    </style:style>
    <style:style style:name="P21" style:family="paragraph" style:parent-style-name="Standard" style:list-style-name="WWNum16">
      <style:paragraph-properties fo:margin-left="1.058cm" fo:margin-right="0cm" fo:line-height="114%" fo:text-align="justify" style:justify-single-word="false" fo:text-indent="-0.635cm" style:auto-text-indent="false" fo:padding="0cm" fo:border="none"/>
      <style:text-properties style:font-name="Liberation Sans"/>
    </style:style>
    <style:style style:name="P22" style:family="paragraph" style:parent-style-name="Standard" style:list-style-name="WWNum17">
      <style:paragraph-properties fo:margin-left="1.058cm" fo:margin-right="0cm" fo:line-height="114%" fo:text-align="justify" style:justify-single-word="false" fo:text-indent="-0.635cm" style:auto-text-indent="false" fo:padding="0cm" fo:border="none"/>
      <style:text-properties style:font-name="Liberation Sans"/>
    </style:style>
    <style:style style:name="P23" style:family="paragraph" style:parent-style-name="Standard" style:list-style-name="WWNum18">
      <style:paragraph-properties fo:margin-left="1.058cm" fo:margin-right="0cm" fo:line-height="114%" fo:text-align="justify" style:justify-single-word="false" fo:text-indent="-0.635cm" style:auto-text-indent="false" fo:padding="0cm" fo:border="none"/>
      <style:text-properties style:font-name="Liberation Sans"/>
    </style:style>
    <style:style style:name="P24" style:family="paragraph" style:parent-style-name="Standard" style:list-style-name="WWNum19">
      <style:paragraph-properties fo:margin-left="2.117cm" fo:margin-right="0cm" fo:line-height="114%" fo:text-align="justify" style:justify-single-word="false" fo:text-indent="-0.635cm" style:auto-text-indent="false" fo:padding="0cm" fo:border="none"/>
      <style:text-properties style:font-name="Liberation Sans"/>
    </style:style>
    <style:style style:name="P25" style:family="paragraph" style:parent-style-name="Standard" style:list-style-name="WWNum20">
      <style:paragraph-properties fo:margin-left="1.058cm" fo:margin-right="0cm" fo:line-height="114%" fo:text-align="justify" style:justify-single-word="false" fo:text-indent="-0.635cm" style:auto-text-indent="false" fo:padding="0cm" fo:border="none"/>
      <style:text-properties style:font-name="Liberation Sans"/>
    </style:style>
    <style:style style:name="P26" style:family="paragraph" style:parent-style-name="Standard" style:list-style-name="WWNum21">
      <style:paragraph-properties fo:margin-left="1.058cm" fo:margin-right="0cm" fo:line-height="114%" fo:text-align="justify" style:justify-single-word="false" fo:text-indent="-0.635cm" style:auto-text-indent="false" fo:padding="0cm" fo:border="none"/>
      <style:text-properties style:font-name="Liberation Sans"/>
    </style:style>
    <style:style style:name="P27" style:family="paragraph" style:parent-style-name="Standard" style:list-style-name="WWNum22">
      <style:paragraph-properties fo:margin-left="1.058cm" fo:margin-right="0cm" fo:line-height="114%" fo:text-align="justify" style:justify-single-word="false" fo:text-indent="-0.635cm" style:auto-text-indent="false" fo:padding="0cm" fo:border="none"/>
      <style:text-properties style:font-name="Liberation Sans"/>
    </style:style>
    <style:style style:name="P28" style:family="paragraph" style:parent-style-name="Standard" style:list-style-name="WWNum2">
      <style:paragraph-properties fo:margin-left="1.058cm" fo:margin-right="0cm" fo:line-height="114%" fo:text-align="justify" style:justify-single-word="false" fo:text-indent="-0.635cm" style:auto-text-indent="false" fo:padding="0cm" fo:border="none"/>
      <style:text-properties style:font-name="Liberation Sans"/>
    </style:style>
    <style:style style:name="P29" style:family="paragraph" style:parent-style-name="Standard" style:list-style-name="WWNum3">
      <style:paragraph-properties fo:margin-left="1.058cm" fo:margin-right="0cm" fo:line-height="114%" fo:text-align="justify" style:justify-single-word="false" fo:text-indent="-0.635cm" style:auto-text-indent="false" fo:padding="0cm" fo:border="none"/>
      <style:text-properties style:font-name="Liberation Sans"/>
    </style:style>
    <style:style style:name="P30" style:family="paragraph" style:parent-style-name="Standard" style:list-style-name="WWNum4">
      <style:paragraph-properties fo:margin-left="1.058cm" fo:margin-right="0cm" fo:line-height="114%" fo:text-align="justify" style:justify-single-word="false" fo:text-indent="-0.635cm" style:auto-text-indent="false" fo:padding="0cm" fo:border="none"/>
      <style:text-properties style:font-name="Liberation Sans"/>
    </style:style>
    <style:style style:name="P31" style:family="paragraph" style:parent-style-name="Standard" style:list-style-name="WWNum5">
      <style:paragraph-properties fo:margin-left="1.058cm" fo:margin-right="0cm" fo:line-height="114%" fo:text-align="justify" style:justify-single-word="false" fo:text-indent="-0.635cm" style:auto-text-indent="false" fo:padding="0cm" fo:border="none"/>
      <style:text-properties style:font-name="Liberation Sans"/>
    </style:style>
    <style:style style:name="P32" style:family="paragraph" style:parent-style-name="Standard" style:list-style-name="WWNum6">
      <style:paragraph-properties fo:margin-left="1.058cm" fo:margin-right="0cm" fo:line-height="114%" fo:text-align="justify" style:justify-single-word="false" fo:text-indent="-0.635cm" style:auto-text-indent="false" fo:padding="0cm" fo:border="none"/>
      <style:text-properties style:font-name="Liberation Sans"/>
    </style:style>
    <style:style style:name="P33" style:family="paragraph" style:parent-style-name="Standard">
      <style:paragraph-properties fo:line-height="114%" fo:text-align="justify" style:justify-single-word="false" fo:padding="0cm" fo:border="none"/>
      <style:text-properties style:font-name="Liberation Sans" fo:font-weight="bold" style:font-name-asian="Google Sans Text" style:font-weight-asian="bold" style:font-name-complex="Google Sans Text" style:font-weight-complex="bold"/>
    </style:style>
    <style:style style:name="P34" style:family="paragraph" style:parent-style-name="Heading_20_3">
      <style:paragraph-properties fo:margin-top="0.847cm" fo:margin-bottom="0.423cm" style:contextual-spacing="false" fo:line-height="114%" fo:text-align="justify" style:justify-single-word="false" fo:padding="0cm" fo:border="none"/>
      <style:text-properties style:font-name="Liberation Sans"/>
    </style:style>
    <style:style style:name="P35" style:family="paragraph" style:parent-style-name="Standard" style:list-style-name="WWNum7">
      <style:paragraph-properties fo:margin-left="1.058cm" fo:margin-right="0cm" fo:line-height="114%" fo:text-align="justify" style:justify-single-word="false" fo:text-indent="-0.635cm" style:auto-text-indent="false" fo:padding="0cm" fo:border="none"/>
      <style:text-properties style:font-name="Liberation Sans"/>
    </style:style>
    <style:style style:name="P36" style:family="paragraph" style:parent-style-name="Standard">
      <style:paragraph-properties fo:margin-top="0cm" fo:margin-bottom="0.45cm" style:contextual-spacing="false" fo:line-height="114%" fo:text-align="justify" style:justify-single-word="false" fo:padding="0cm" fo:border="none"/>
      <style:text-properties style:font-name="Liberation Sans" style:font-name-asian="Google Sans Text" style:font-name-complex="Google Sans Text"/>
    </style:style>
    <style:style style:name="P37" style:family="paragraph" style:parent-style-name="Heading_20_4">
      <style:paragraph-properties fo:margin-top="0cm" fo:margin-bottom="0.45cm" style:contextual-spacing="false" fo:line-height="100%" fo:text-align="justify" style:justify-single-word="false" fo:padding="0cm" fo:border="none"/>
      <style:text-properties style:font-name="Liberation Sans" style:font-name-asian="Google Sans1" style:font-name-complex="Google Sans1"/>
    </style:style>
    <style:style style:name="P38" style:family="paragraph" style:parent-style-name="Standard" style:list-style-name="WWNum8">
      <style:paragraph-properties fo:margin-left="1.058cm" fo:margin-right="0cm" fo:text-align="justify" style:justify-single-word="false" fo:text-indent="-0.635cm" style:auto-text-indent="false" fo:padding="0cm" fo:border="none"/>
    </style:style>
    <style:style style:name="T1" style:family="text">
      <style:text-properties style:font-name-asian="Google Sans Text" style:font-name-complex="Google Sans Text"/>
    </style:style>
    <style:style style:name="T2" style:family="text">
      <style:text-properties style:text-position="super 58%" fo:font-size="12pt" style:font-name-asian="Google Sans Text" style:font-size-asian="12pt" style:font-name-complex="Google Sans Text" style:font-size-complex="12pt"/>
    </style:style>
    <style:style style:name="T3" style:family="text">
      <style:text-properties fo:font-weight="bold" style:font-name-asian="Google Sans Text" style:font-weight-asian="bold" style:font-name-complex="Google Sans Text" style:font-weight-complex="bold"/>
    </style:style>
    <style:style style:name="T4" style:family="text">
      <style:text-properties style:font-name-asian="Google Sans1" style:font-name-complex="Google Sans1"/>
    </style:style>
    <style:style style:name="T5" style:family="text">
      <style:text-properties fo:font-style="italic" style:font-name-asian="Google Sans Text" style:font-style-asian="italic" style:font-name-complex="Google Sans Text" style:font-style-complex="italic"/>
    </style:style>
    <style:style style:name="T6" style:family="text">
      <style:text-properties style:font-name="Liberation Sans" fo:font-size="12pt" style:font-name-asian="Google Sans1" style:font-size-asian="12pt" style:font-name-complex="Google Sans1" style:font-size-complex="12pt"/>
    </style:style>
    <style:style style:name="T7" style:family="text">
      <style:text-properties fo:color="#0000ee" loext:opacity="100%" style:font-name="Liberation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Réglementaire Approfondie et Perspectives d'Innovation :</text:p>
      <text:p text:style-name="P2">Projet DeFi Cat Bond et l'Écosystème Financier Suisse</text:p>
      <text:p text:style-name="P3">1. Introduction et Cadrage Stratégique</text:p>
      <text:p text:style-name="P4">L'écosystème financier mondial traverse une phase de transformation structurelle sans précédent, caractérisée par la convergence de la finance traditionnelle (TradFi) et de la finance décentralisée (DeFi). Au cœur de cette mutation se trouve la Suisse, juridiction historiquement reconnue pour son excellence dans la gestion de fortune et la réassurance, qui s'est réinventée en tant que "Crypto Valley" mondiale. Le projet de création d'une obligation catastrophe (Catastrophe Bond ou Cat Bond) gérée via des protocoles DeFi s'inscrit précisément à l'intersection de ces deux mondes. Il nécessite une navigation minutieuse à travers un cadre législatif récemment modernisé, notamment la révision de la Loi sur la surveillance des assurances (LSA), l'entrée en vigueur de la Loi sur les technologies de registres distribués (Loi TRD/DLT), et les exigences strictes de la Loi sur les placements collectifs (LPCC).</text:p>
      <text:p text:style-name="P4">Ce rapport a pour objectif de fournir une analyse exhaustive, rigoureuse et nuancée des implications réglementaires pour un tel projet, tout en explorant les horizons inexploités de la DeFi pour identifier de nouvelles opportunités de développement. L'analyse se fonde sur les textes législatifs fédéraux, les ordonnances du Conseil fédéral, les circulaires de l'Autorité fédérale de surveillance des marchés financiers (FINMA), et la pratique émergente du marché.</text:p>
      <text:p text:style-name="P4"/>
      <text:p text:style-name="P5">1.1 La Philosophie Réglementaire Suisse :</text:p>
      <text:p text:style-name="P5">Neutralité Technologique et Approche Fondée sur les Principes</text:p>
      <text:p text:style-name="P6"><text:span text:style-name="T1">Pour comprendre l'environnement dans lequel un Cat Bond DeFi doit opérer, il est impératif de saisir la doctrine fondamentale de la FINMA. Contrairement à d'autres juridictions qui ont opté pour des cadres législatifs entièrement nouveaux et spécifiques aux crypto-actifs (comme le règlement MiCA dans l'Union européenne), la Suisse privilégie une approche fondée sur des principes (principle-based) et la neutralité technologique.</text:span><text:span text:style-name="T2">1</text:span></text:p>
      <text:p text:style-name="P6"><text:span text:style-name="T1">Le principe directeur est "same business, same risks, same rules" (même activité, mêmes risques, mêmes règles). Cela signifie que l'utilisation de la technologie blockchain ou de contrats intelligents (smart contracts) ne soustrait pas un projet aux obligations réglementaires existantes. La FINMA examine la substance économique ("substance over form") plutôt que la forme technique. Si un token a la fonction économique d'une obligation, il sera traité comme une valeur mobilière, indépendamment de son support cryptographique.</text:span><text:span text:style-name="T2">4</text:span></text:p>
      <text:p text:style-name="P4">Dans le contexte d'un Cat Bond, cela implique une double contrainte : le projet doit satisfaire aux exigences prudentielles de l'assurance (car il y a transfert de risque) et aux exigences de transparence des marchés de capitaux (car il y a émission de titres), tout en gérant les risques spécifiques liés à la technologie DLT (blanchiment d'argent, cyber-risques, volatilité).</text:p>
      <text:p text:style-name="P7"><text:soft-page-break/>1.2 Définition du Projet et Architecture Cible</text:p>
      <text:p text:style-name="P4">Le projet analysé consiste en l'émission d'instruments liés à l'assurance (ILS - Insurance-Linked Securities) sous forme de tokens sur une infrastructure blockchain. Le cycle de vie du produit comprend :</text:p>
      <text:list text:style-name="WWNum1">
        <text:list-item>
          <text:p text:style-name="P8"><text:span text:style-name="T3">La cession de risque :</text:span><text:span text:style-name="T1"> Un assureur ou réassureur (le cédant) transfère un risque de catastrophe (ex: tremblement de terre, ouragan) à une structure dédiée.</text:span></text:p>
        </text:list-item>
        <text:list-item>
          <text:p text:style-name="P8"><text:span text:style-name="T3">La titrisation :</text:span><text:span text:style-name="T1"> La structure émet des tokens représentatifs de ce risque à des investisseurs.</text:span></text:p>
        </text:list-item>
        <text:list-item>
          <text:p text:style-name="P8"><text:span text:style-name="T3">Le collatéral :</text:span><text:span text:style-name="T1"> Les fonds levés (en crypto-actifs ou fiat tokenisé) sont verrouillés dans un contrat intelligent ou un compte ségrégué pour garantir le paiement en cas de sinistre.</text:span></text:p>
        </text:list-item>
        <text:list-item>
          <text:p text:style-name="P8"><text:span text:style-name="T3">Le déclenchement (Trigger) :</text:span><text:span text:style-name="T1"> Un oracle (source de données externe) confirme la survenance de l'événement, déclenchant automatiquement le transfert des fonds au cédant ou le remboursement aux investisseurs.</text:span></text:p>
        </text:list-item>
      </text:list>
      <text:p text:style-name="P4">Cette architecture soulève des questions juridiques complexes touchant la LSA (pour le véhicule), le Code des Obligations (pour le token), la LPCC (pour la gestion des actifs), et la LBA (pour les flux financiers).</text:p>
      <text:p text:style-name="P9"><text:span text:style-name="T4">2. Le Cadre de la Surveillance des Assurances (LSA et AVO)</text:span></text:p>
      <text:p text:style-name="P6"><text:span text:style-name="T1">La pierre angulaire de la régulation d'un Cat Bond est la Loi sur la surveillance des assurances (LSA). Jusqu'à récemment, la Suisse souffrait d'un désavantage concurrentiel par rapport aux Bermudes ou à Guernesey, faute d'un régime adapté aux véhicules de titrisation. La révision de la LSA, entrée en vigueur le 1er janvier 2024, a radicalement changé la donne en introduisant un cadre spécifique pour les véhicules à usage spécifique d'assurance (VUSA).</text:span><text:span text:style-name="T2">6</text:span></text:p>
      <text:p text:style-name="P7">2.1 Le Véhicule à Usage Spécifique d'Assurance (VUSA / ISPV)</text:p>
      <text:p text:style-name="P6"><text:span text:style-name="T1">L'article 30e de la LSA révisée définit le VUSA comme une société qui n'est pas une entreprise d'assurance traditionnelle, mais qui reprend des risques d'entreprises d'assurance (réassurance) et finance intégralement ces risques par l'émission d'instruments financiers.</text:span><text:span text:style-name="T2">8</text:span></text:p>
      <text:p text:style-name="P4">Cette définition est cruciale pour le projet DeFi. Elle permet de créer une entité ad hoc (SPV - Special Purpose Vehicle) qui agit comme un transformateur de risques. Contrairement à un assureur classique qui mutualise les risques et s'appuie sur la loi des grands nombres, le VUSA isole un risque spécifique et le finance à 100% par le marché des capitaux.</text:p>
      <text:p text:style-name="P10"><text:span text:style-name="T4">2.1.1 L'Exigence du "Fully Funded" (Financement Intégral)</text:span></text:p>
      <text:p text:style-name="P6"><text:span text:style-name="T1">L'élément central du régime VUSA est l'exigence de financement intégral ("fully funded"). L'article 111d de l'Ordonnance sur la surveillance (AVO) précise que le VUSA doit disposer à tout moment d'actifs dont la valeur couvre l'exposition maximale au risque.</text:span><text:span text:style-name="T2">9</text:span></text:p>
      <text:p text:style-name="P4">Dans un contexte DeFi, cette exigence de "fully funded" impose des contraintes techniques strictes sur le collatéral :</text:p>
      <text:list text:style-name="WWNum9">
        <text:list-item>
          <text:p text:style-name="P11"><text:span text:style-name="T3">Volatilité des Actifs :</text:span><text:span text:style-name="T1"> Si le collatéral est détenu en crypto-actifs volatils (ex: ETH, BTC), la volatilité du sous-jacent pourrait entraîner une sous-capitalisation du véhicule par rapport au risque couvert. La FINMA appliquera vraisemblablement le "Prudent Person Principle" (Principe de la personne prudente), exigeant que les actifs soient investis de </text:span><text:soft-page-break/><text:span text:style-name="T1">manière à garantir la sécurité, la liquidité et la rentabilité.</text:span><text:span text:style-name="T2">10</text:span></text:p>
        </text:list-item>
        <text:list-item>
          <text:p text:style-name="P11"><text:span text:style-name="T3">Stablecoins et CBDC :</text:span><text:span text:style-name="T1"> Pour satisfaire à l'exigence de financement intégral sans sur-collatéralisation massive, le projet devra probablement utiliser des stablecoins de haute qualité (adossés à des réserves fiat auditées) ou, idéalement, une monnaie numérique de banque centrale de gros (wCBDC), telle qu'explorée dans le projet Helvetia de la BNS.</text:span><text:span text:style-name="T2">3</text:span></text:p>
        </text:list-item>
        <text:list-item>
          <text:p text:style-name="P11"><text:span text:style-name="T3">Subordination :</text:span><text:span text:style-name="T1"> Les conditions d'émission des tokens doivent explicitement stipuler que les créances des investisseurs sont subordonnées aux obligations de réassurance. En cas de sinistre, le cédant est payé en priorité. Cette subordination doit être encodée dans le smart contract régissant la distribution des fonds.</text:span><text:span text:style-name="T2">9</text:span></text:p>
        </text:list-item>
      </text:list>
      <text:p text:style-name="P12">2.1.2 Capital Minimum et Fonds d'Organisation</text:p>
      <text:p text:style-name="P6"><text:span text:style-name="T1">Bien que le risque soit couvert par les investisseurs, le VUSA doit être constitué sous forme de société anonyme (SA) ou de coopérative.</text:span><text:span text:style-name="T2">12</text:span></text:p>
      <text:list text:style-name="WWNum10">
        <text:list-item>
          <text:p text:style-name="P13"><text:span text:style-name="T3">Capital-actions :</text:span><text:span text:style-name="T1"> Le capital minimum légal pour une SA est de 100 000 CHF. Cependant, la FINMA dispose d'un pouvoir d'appréciation pour fixer le capital minimum réglementaire en fonction du plan d'affaires. Pour les réassureurs captifs ou les véhicules entièrement collatéralisés, ce montant peut être maintenu proche du minimum légal, contrairement aux assureurs traditionnels (qui nécessitent entre 3 et 20 millions CHF).</text:span><text:span text:style-name="T2">9</text:span></text:p>
        </text:list-item>
        <text:list-item>
          <text:p text:style-name="P13"><text:span text:style-name="T3">Fonds d'organisation :</text:span><text:span text:style-name="T1"> Le VUSA doit disposer d'un fonds d'organisation (généralement 20% du capital minimum) pour couvrir les frais de constitution et d'exploitation initiale. Des exemptions sont possibles si l'activité est limitée à des preneurs d'assurance professionnels.</text:span><text:span text:style-name="T2">9</text:span></text:p>
        </text:list-item>
      </text:list>
      <text:p text:style-name="P7">2.2 Exemptions pour Preneurs d'Assurance Professionnels (Art. 30a LSA)</text:p>
      <text:p text:style-name="P4">Une innovation majeure de la LSA révisée est la distinction entre les assurés nécessitant une protection (grand public) et les "preneurs d'assurance professionnels". Les projets ILS/Cat Bond traitent quasi exclusivement avec des contreparties professionnelles (réassureurs, grandes entreprises).</text:p>
      <text:p text:style-name="P6"><text:span text:style-name="T1">En vertu de l'article 30a LSA, les entreprises qui ne concluent des contrats d'assurance qu'avec des preneurs d'assurance professionnels peuvent être dispensées de certaines exigences prudentielles, notamment </text:span><text:span text:style-name="T2">15</text:span><text:span text:style-name="T1"> :</text:span></text:p>
      <text:list text:style-name="WWNum11">
        <text:list-item>
          <text:p text:style-name="P14">L'obligation d'alimenter une fortune liée (actifs réservés pour garantir les créances des assurés).</text:p>
        </text:list-item>
        <text:list-item>
          <text:p text:style-name="P14">L'obligation de disposer d'un fonds d'organisation.</text:p>
        </text:list-item>
        <text:list-item>
          <text:p text:style-name="P14">Certaines exigences en matière de solvabilité, pour autant que le transfert de risque soit transparent et compris par les contreparties.</text:p>
        </text:list-item>
      </text:list>
      <text:p text:style-name="P6"><text:span text:style-name="T1">Pour un projet DeFi, cette exemption est stratégique. Elle réduit la lourdeur administrative et les coûts de capital immobilisé, permettant au véhicule de se concentrer sur la mécanique technique de la titrisation. Le VUSA doit toutefois soumettre une demande formelle à la FINMA et documenter le statut professionnel de ses clients.</text:span><text:span text:style-name="T2">15</text:span></text:p>
      <text:p text:style-name="P7">2.3 Régime des Petits Assureurs (Art. 1c AVO)</text:p>
      <text:p text:style-name="P6"><text:soft-page-break/><text:span text:style-name="T1">Il existe également un régime allégé pour les "petits assureurs" (catégories de surveillance 4 et 5), caractérisé par des exigences de reporting réduites (exemption du rapport ORSA, réduction de l'audit).</text:span><text:span text:style-name="T2">16</text:span></text:p>
      <text:p text:style-name="P6"><text:span text:style-name="T1">Cependant, il est crucial de noter que ce régime exclut les assureurs directs qui bénéficient déjà des exemptions pour preneurs d'assurance professionnels (Art. 30a LSA). Ainsi, un projet Cat Bond devra choisir sa voie réglementaire : soit se structurer comme un petit assureur généraliste (peu probable pour un VUSA), soit, ce qui est recommandé, opter pour le statut de VUSA avec exemption pour clients professionnels.</text:span><text:span text:style-name="T2">15</text:span></text:p>
      <text:p text:style-name="P15"><draw:rect text:anchor-type="as-char" style:rel-width="100%" draw:z-index="0" draw:name="Forme2" draw:style-name="gr1" draw:text-style-name="P16" svg:width="0.003cm" svg:height="0.054cm"><text:p/></draw:rect><text:span text:style-name="T4">3. Le Cadre des Titres et Infrastructures de Marché (Loi DLT et LIMF)</text:span></text:p>
      <text:p text:style-name="P6"><text:span text:style-name="T1">La "tokenisation" du Cat Bond transforme un contrat de réassurance en un actif numérique négociable. Cela active le cadre de la Loi sur l'infrastructure des marchés financiers (LIMF/FinMIA) et les modifications du Code des Obligations apportées par la Loi DLT.</text:span></text:p>
      <text:p text:style-name="P7">3.1 Qualification des Tokens : Asset Tokens</text:p>
      <text:p text:style-name="P6"><text:span text:style-name="T1">Selon le guide pratique de la FINMA sur les ICOs, les tokens émis dans le cadre d'un Cat Bond sont classifiés comme des </text:span><text:span text:style-name="T3">Asset Tokens</text:span><text:span text:style-name="T1"> (jetons d'actifs).</text:span><text:span text:style-name="T2">1</text:span></text:p>
      <text:list text:style-name="WWNum12">
        <text:list-item>
          <text:p text:style-name="P17"><text:span text:style-name="T3">Nature Juridique :</text:span><text:span text:style-name="T1"> Ils représentent une créance de dette envers l'émetteur (le VUSA) et un droit conditionnel au remboursement du principal et au paiement d'intérêts (coupons).</text:span></text:p>
        </text:list-item>
        <text:list-item>
          <text:p text:style-name="P17"><text:span text:style-name="T3">Conséquence :</text:span><text:span text:style-name="T1"> Ces tokens sont qualifiés de valeurs mobilières (Effekten). Leur émission primaire tombe sous le coup de la Loi sur les services financiers (LSFin) et leur négoce secondaire sous la LIMF.</text:span></text:p>
        </text:list-item>
      </text:list>
      <text:p text:style-name="P7">3.2 Les Droits-Valeurs Inscrits (Registerwertrechte)</text:p>
      <text:p text:style-name="P6"><text:span text:style-name="T1">La Loi DLT a introduit l'article 973d dans le Code des Obligations, créant une nouvelle catégorie de titres : les droits-valeurs inscrits.</text:span><text:span text:style-name="T2">3</text:span></text:p>
      <text:list text:style-name="WWNum13">
        <text:list-item>
          <text:p text:style-name="P18"><text:span text:style-name="T3">Mécanisme :</text:span><text:span text:style-name="T1"> Contrairement aux titres intermédiés classiques qui nécessitent un dépositaire central, les droits-valeurs inscrits existent uniquement sur la blockchain. Le transfert du token équivaut juridiquement au transfert de la créance, sans exigence de cession écrite.</text:span></text:p>
        </text:list-item>
        <text:list-item>
          <text:p text:style-name="P18"><text:span text:style-name="T3">Convention d'inscription :</text:span><text:span text:style-name="T1"> Pour émettre un Cat Bond sous cette forme, le VUSA doit établir une "convention d'inscription" (Registration Agreement) qui lie juridiquement le droit au token.</text:span></text:p>
        </text:list-item>
        <text:list-item>
          <text:p text:style-name="P18"><text:span text:style-name="T3">Intégrité du Registre :</text:span><text:span text:style-name="T1"> La blockchain utilisée doit garantir l'intégrité, la publicité et la protection contre les modifications non autorisées. Les blockchains publiques comme Ethereum sont généralement acceptées, à condition que le smart contract soit audité et sécurisé.</text:span></text:p>
        </text:list-item>
      </text:list>
      <text:p text:style-name="P7">3.3 Systèmes de Négociation DLT (DLT Trading Facility)</text:p>
      <text:p text:style-name="P6"><text:span text:style-name="T1">Si le projet prévoit non seulement l'émission mais aussi une plateforme de négoce secondaire pour permettre aux investisseurs de revendre leurs positions Cat Bond, il pourrait nécessiter une licence de </text:span><text:span text:style-name="T3">Système de négociation DLT</text:span><text:span text:style-name="T1"> (Art. 73a LIMF).</text:span><text:span text:style-name="T2">19</text:span></text:p>
      <text:list text:style-name="WWNum14">
        <text:list-item>
          <text:p text:style-name="P19"><text:soft-page-break/><text:span text:style-name="T3">Innovation :</text:span><text:span text:style-name="T1"> Cette licence permet à une entité d'offrir simultanément des services de négoce, de compensation et de règlement, et ce, directement aux investisseurs finaux (y compris les particuliers), sans passer par des intermédiaires bancaires.</text:span></text:p>
        </text:list-item>
        <text:list-item>
          <text:p text:style-name="P19"><text:span text:style-name="T3">Seuils et Exigences :</text:span><text:span text:style-name="T1"> Si le volume de négoce ou le nombre de participants reste faible, le projet pourrait opérer sous une licence Fintech ou en tant que maison de titres. Cependant, la création d'un "DEX" (Decentralized Exchange) propriétaire géré par le VUSA tomberait presque certainement sous cette exigence de licence infrastructurelle, ce qui représente un coût de conformité élevé.</text:span></text:p>
        </text:list-item>
        <text:list-item>
          <text:p text:style-name="P19"><text:span text:style-name="T3">Stratégie Alternative :</text:span><text:span text:style-name="T1"> Pour éviter cette lourdeur, le VUSA devrait se limiter au marché primaire et laisser le marché secondaire se développer sur des plateformes DLT tierces déjà régulées (comme SDX ou BX Digital) ou via des transferts OTC (Over-The-Counter) entre investisseurs qualifiés.</text:span></text:p>
        </text:list-item>
      </text:list>
      <text:p text:style-name="P15"><draw:rect text:anchor-type="as-char" style:rel-width="100%" draw:z-index="1" draw:name="Forme3" draw:style-name="gr1" draw:text-style-name="P16" svg:width="0.003cm" svg:height="0.054cm"><text:p/></draw:rect><text:span text:style-name="T4">4. Analyse sous l'Angle de la Loi sur les Placements Collectifs (LPCC)</text:span></text:p>
      <text:p text:style-name="P4">Une distinction fondamentale doit être opérée entre un produit structuré et un placement collectif de capitaux, car les régimes réglementaires diffèrent radicalement.</text:p>
      <text:p text:style-name="P7">4.1 Produit Structuré vs Fonds de Placement</text:p>
      <text:list text:style-name="WWNum15">
        <text:list-item>
          <text:p text:style-name="P20"><text:span text:style-name="T3">Produit Structuré :</text:span><text:span text:style-name="T1"> Un Cat Bond standard, qui lie le remboursement à un événement unique ou à un index paramétrique, est généralement considéré comme un produit structuré (instrument de dette). Les produits structurés ne nécessitent pas d'autorisation de la FINMA au titre de la LPCC, bien qu'ils doivent respecter les règles de transparence de la LSFin.</text:span><text:span text:style-name="T2">21</text:span></text:p>
        </text:list-item>
        <text:list-item>
          <text:p text:style-name="P20"><text:span text:style-name="T3">Placement Collectif (Fonds) :</text:span><text:span text:style-name="T1"> Si le véhicule lève des fonds auprès de multiples investisseurs pour les investir selon une stratégie de diversification (par exemple, un "panier" de risques catastrophiques géré activement), il risque d'être requalifié en fonds de placement. Cela exigerait une direction de fonds, une banque dépositaire et une autorisation produit de la FINMA.</text:span><text:span text:style-name="T2">23</text:span></text:p>
        </text:list-item>
      </text:list>
      <text:p text:style-name="P7">4.2 Le Piège des "Liquidity Pools" DeFi</text:p>
      <text:p text:style-name="P6"><text:span text:style-name="T1">Dans la DeFi, les "Liquidity Pools" (piscines de liquidité) où les utilisateurs déposent des actifs qui sont ensuite alloués automatiquement à différentes stratégies sont souvent assimilables à des placements collectifs du point de vue suisse.</text:span><text:span text:style-name="T2">25</text:span></text:p>
      <text:list text:style-name="WWNum16">
        <text:list-item>
          <text:p text:style-name="P21"><text:span text:style-name="T3">Risque :</text:span><text:span text:style-name="T1"> Si le projet Cat Bond permet aux utilisateurs de déposer de l'USDC dans un pool qui souscrit automatiquement à plusieurs risques de réassurance, la FINMA pourrait considérer cela comme une activité de fonds non autorisée.</text:span></text:p>
        </text:list-item>
        <text:list-item>
          <text:p text:style-name="P21"><text:span text:style-name="T3">Solution AMC (Actively Managed Certificate) :</text:span><text:span text:style-name="T1"> Pour offrir une exposition diversifiée sans la lourdeur d'un fonds, la structure AMC est privilégiée en Suisse.</text:span><text:span text:style-name="T2">26</text:span><text:span text:style-name="T1"> Un AMC est un produit structuré (dette) dont la valeur dépend d'un portefeuille sous-jacent géré de manière discrétionnaire ou selon des règles fixes. Des plateformes comme GenTwo permettent de titriser des stratégies actives sous forme d'AMC dotés d'un ISIN suisse, contournant ainsi la complexité de la LPCC tant que la distribution est limitée aux </text:span><text:soft-page-break/><text:span text:style-name="T1">investisseurs qualifiés.</text:span></text:p>
        </text:list-item>
      </text:list>
      <text:p text:style-name="P7">4.3 Le Fonds L-QIF (Limited Qualified Investor Fund)</text:p>
      <text:p text:style-name="P6"><text:span text:style-name="T1">Depuis mars 2024, la Suisse offre le </text:span><text:span text:style-name="T3">L-QIF</text:span><text:span text:style-name="T1">, un fonds réservé aux investisseurs qualifiés qui est </text:span><text:span text:style-name="T3">exempté d'approbation et d'autorisation de la FINMA</text:span><text:span text:style-name="T1">.</text:span><text:span text:style-name="T2">28</text:span></text:p>
      <text:list text:style-name="WWNum17">
        <text:list-item>
          <text:p text:style-name="P22"><text:span text:style-name="T3">Avantage :</text:span><text:span text:style-name="T1"> Lancement beaucoup plus rapide (Time-to-market).</text:span></text:p>
        </text:list-item>
        <text:list-item>
          <text:p text:style-name="P22"><text:span text:style-name="T3">Condition :</text:span><text:span text:style-name="T1"> Il doit être administré par une direction de fonds supervisée par la FINMA. Pour un projet DeFi d'envergure institutionnelle, le L-QIF représente une alternative crédible au VUSA si l'objectif est de gérer un portefeuille de risques plutôt qu'une émission unique.</text:span></text:p>
        </text:list-item>
      </text:list>
      <text:p text:style-name="P15"><draw:rect text:anchor-type="as-char" style:rel-width="100%" draw:z-index="2" draw:name="Forme4" draw:style-name="gr1" draw:text-style-name="P16" svg:width="0.003cm" svg:height="0.054cm"><text:p/></draw:rect><text:span text:style-name="T4">5. Protection des Investisseurs et Documentation (LSFin)</text:span></text:p>
      <text:p text:style-name="P4">La Loi sur les services financiers (LSFin) régit le point de vente et la documentation.</text:p>
      <text:p text:style-name="P7">5.1 Obligation de Prospectus</text:p>
      <text:p text:style-name="P6"><text:span text:style-name="T1">L'offre publique de tokens Cat Bond déclenche en principe l'obligation de publier un prospectus approuvé par un organe de contrôle.</text:span><text:span text:style-name="T2">17</text:span></text:p>
      <text:list xml:id="list3495674666" text:style-name="WWNum18">
        <text:list-item>
          <text:p text:style-name="P23"><text:span text:style-name="T3">Exemptions (Art. 36 LSFin) :</text:span><text:span text:style-name="T1"> C'est ici que la structuration du projet est critique. L'obligation de prospectus tombe si :</text:span></text:p>
        </text:list-item>
      </text:list>
      <text:list text:style-name="WWNum19">
        <text:list-item>
          <text:list>
            <text:list-item>
              <text:p text:style-name="P24"><text:span text:style-name="T1">L'offre s'adresse uniquement à des </text:span><text:span text:style-name="T3">investisseurs professionnels</text:span><text:span text:style-name="T1"> (banques, assurances, caisses de pension).</text:span></text:p>
            </text:list-item>
            <text:list-item>
              <text:p text:style-name="P24"><text:span text:style-name="T1">L'offre s'adresse à moins de </text:span><text:span text:style-name="T3">500 investisseurs</text:span><text:span text:style-name="T1">.</text:span></text:p>
            </text:list-item>
            <text:list-item>
              <text:p text:style-name="P24"><text:span text:style-name="T1">L'investissement minimum est de </text:span><text:span text:style-name="T3">100 000 CHF</text:span><text:span text:style-name="T1"> par investisseur.</text:span></text:p>
            </text:list-item>
          </text:list>
        </text:list-item>
      </text:list>
      <text:list text:continue-list="list3495674666" text:style-name="WWNum18">
        <text:list-item>
          <text:p text:style-name="P23"><text:span text:style-name="T3">Recommandation :</text:span><text:span text:style-name="T1"> Il est impératif de structurer le Cat Bond avec un ticket d'entrée minimum de 100 000 CHF (ou équivalent en crypto). Cela aligne le produit avec la cible institutionnelle typique des ILS et élimine la charge administrative et le risque de responsabilité liés au prospectus public.</text:span></text:p>
        </text:list-item>
      </text:list>
      <text:p text:style-name="P7">5.2 Feuille d'Information de Base (FIB / KID)</text:p>
      <text:p text:style-name="P6"><text:span text:style-name="T1">Si le produit est accessible à des clients privés (retail), une FIB est obligatoire. Cependant, compte tenu de la complexité des Cat Bonds (risque de perte totale du capital), la distribution au grand public est fortement déconseillée et attirerait un examen minutieux de la FINMA sous l'angle de la protection des consommateurs.</text:span><text:span text:style-name="T2">31</text:span></text:p>
      <text:p text:style-name="P15"><draw:rect text:anchor-type="as-char" style:rel-width="100%" draw:z-index="3" draw:name="Forme5" draw:style-name="gr1" draw:text-style-name="P16" svg:width="0.003cm" svg:height="0.054cm"><text:p/></draw:rect><text:span text:style-name="T4">6. Conformité LBA (AML/KYC) et Défis Techniques</text:span></text:p>
      <text:p text:style-name="P4">C'est dans le domaine de la lutte contre le blanchiment d'argent (LBA) que la friction entre la DeFi et la réglementation suisse est la plus forte.</text:p>
      <text:p text:style-name="P7">6.1 Statut d'Intermédiaire Financier</text:p>
      <text:p text:style-name="P6"><text:span text:style-name="T1">Le VUSA, en acceptant des fonds d'investisseurs pour les détenir comme collatéral, agit à titre professionnel et qualifie d'</text:span><text:span text:style-name="T3">intermédiaire financier</text:span><text:span text:style-name="T1"> au sens de l'art. 2 al. 3 LBA.</text:span><text:span text:style-name="T2">3</text:span></text:p>
      <text:list text:style-name="WWNum20">
        <text:list-item>
          <text:p text:style-name="P25"><text:soft-page-break/><text:span text:style-name="T3">Conséquence :</text:span><text:span text:style-name="T1"> Le VUSA doit s'affilier à un Organisme d'Autorégulation (OAR) reconnu par la FINMA (comme VQF ou PolyReg) ou être directement surveillé par la FINMA.</text:span><text:span text:style-name="T2">33</text:span></text:p>
        </text:list-item>
      </text:list>
      <text:p text:style-name="P7">6.2 Le Problème de l'Anonymat et les "Hosted Wallets"</text:p>
      <text:p text:style-name="P6"><text:span text:style-name="T1">La FINMA interdit les transferts anonymes de valeurs pour les intermédiaires supervisés. L'application de la "Travel Rule" (obligation de transmettre les informations sur l'ordonneur et le bénéficiaire lors des transferts) est stricte.</text:span><text:span text:style-name="T2">35</text:span></text:p>
      <text:list text:style-name="WWNum21">
        <text:list-item>
          <text:p text:style-name="P26"><text:span text:style-name="T3">Impact DeFi :</text:span><text:span text:style-name="T1"> Un protocole DeFi totalement ouvert (permissionless), où n'importe quelle adresse Ethereum peut acheter le token sur Uniswap, est incompatible avec la réglementation suisse pour des titres émis par une entité régulée.</text:span></text:p>
        </text:list-item>
        <text:list-item>
          <text:p text:style-name="P26"><text:span text:style-name="T3">Solution Technique (Whitelisting) :</text:span><text:span text:style-name="T1"> Le smart contract du Cat Bond doit intégrer une fonction de "Whitelist" (liste blanche). Le transfert de tokens ne doit être techniquement possible que vers des adresses préalablement identifiées et vérifiées (KYC) par l'émetteur ou un tiers délégué. Des standards comme </text:span><text:span text:style-name="T3">ERC-3643</text:span><text:span text:style-name="T1"> (T-REX) ou </text:span><text:span text:style-name="T3">ERC-1400</text:span><text:span text:style-name="T1"> sont conçus spécifiquement pour intégrer ces contrôles de conformité directement dans le code du token.</text:span><text:span text:style-name="T2">9</text:span></text:p>
        </text:list-item>
      </text:list>
      <text:p text:style-name="P7">6.3 Responsabilité des Opérateurs d'Interface (Front-End)</text:p>
      <text:p text:style-name="P4">La FINMA adopte une position de plus en plus ferme concernant les interfaces utilisateur (sites web, dApps) qui facilitent l'accès aux protocoles DeFi.</text:p>
      <text:list text:style-name="WWNum22">
        <text:list-item>
          <text:p text:style-name="P27"><text:span text:style-name="T3">Guidance :</text:span><text:span text:style-name="T1"> Si l'opérateur de l'interface exerce un contrôle effectif ou facilite le transfert de valeurs, il peut être considéré comme un négociant en valeurs mobilières ou une plateforme de trading non autorisée.</text:span><text:span text:style-name="T2">4</text:span></text:p>
        </text:list-item>
        <text:list-item>
          <text:p text:style-name="P27"><text:span text:style-name="T3">Atténuation :</text:span><text:span text:style-name="T1"> Le projet doit s'assurer que l'interface ne fait que "lire" la blockchain ou que l'entité opérant l'interface dispose des licences appropriées (ex: licence Fintech ou maison de titres) si elle gère des ordres.</text:span></text:p>
        </text:list-item>
      </text:list>
      <text:p text:style-name="P15"><draw:rect text:anchor-type="as-char" style:rel-width="100%" draw:z-index="4" draw:name="Forme6" draw:style-name="gr1" draw:text-style-name="P16" svg:width="0.003cm" svg:height="0.054cm"><text:p/></draw:rect><text:span text:style-name="T4">7. Analyse Stratégique des "Gaps" DeFi et Opportunités d'Innovation</text:span></text:p>
      <text:p text:style-name="P4">En réponse à la seconde partie de votre demande, voici une analyse prospective de l'écosystème DeFi actuel, identifiant des lacunes structurelles qui représentent des opportunités majeures pour un nouvel entrant, en particulier depuis une juridiction stable comme la Suisse.</text:p>
      <text:p text:style-name="P7">7.1 Lacune n°1 : La "Zero-Knowledge Compliance" (Conformité à Divulgation Nulle)</text:p>
      <text:list text:style-name="WWNum2">
        <text:list-item>
          <text:p text:style-name="P28"><text:span text:style-name="T3">Le Problème :</text:span><text:span text:style-name="T1"> La tension actuelle entre la transparence totale de la blockchain (toutes les transactions sont visibles) et la nécessité de confidentialité des institutions financières (secret des affaires, protection des données). Les grandes banques ne peuvent pas utiliser la DeFi publique si leurs positions de trading sont exposées à leurs concurrents.</text:span></text:p>
        </text:list-item>
        <text:list-item>
          <text:p text:style-name="P28"><text:span text:style-name="T3">L'Opportunité :</text:span><text:span text:style-name="T1"> Développer une couche d'infrastructure utilisant les preuves à divulgation nulle (zk-Proofs) pour permettre la conformité réglementaire (prouver qu'on est un investisseur qualifié, qu'on n'est pas sur une liste de sanctions) sans révéler l'identité ou le montant de la transaction sur la chaîne publique.</text:span></text:p>
        </text:list-item>
        <text:list-item>
          <text:p text:style-name="P28"><text:soft-page-break/><text:span text:style-name="T3">Application Suisse :</text:span><text:span text:style-name="T1"> Créer un "Swiss Compliance Passport" on-chain, émis par des intermédiaires suisses régulés, permettant l'accès à des pools de liquidité DeFi institutionnels sans révéler les données sous-jacentes.</text:span></text:p>
        </text:list-item>
      </text:list>
      <text:p text:style-name="P7">7.2 Lacune n°2 : Le Crédit Sous-Collatéralisé via Identité On-Chain</text:p>
      <text:list text:style-name="WWNum3">
        <text:list-item>
          <text:p text:style-name="P29"><text:span text:style-name="T3">Le Problème :</text:span><text:span text:style-name="T1"> La DeFi actuelle est inefficace en capital car elle repose presque exclusivement sur la sur-collatéralisation (déposer 150$ d'ETH pour emprunter 100$ d'USDC). Cela limite le marché aux traders et exclut l'économie réelle qui a besoin de crédit basé sur la confiance ou les flux de trésorerie futurs.</text:span></text:p>
        </text:list-item>
        <text:list-item>
          <text:p text:style-name="P29"><text:span text:style-name="T3">L'Opportunité :</text:span><text:span text:style-name="T1"> Construire des protocoles de "Crédit Délégataire" où la réputation et l'identité juridique (ancrée en Suisse via la Loi DLT) remplacent le collatéral liquide.</text:span></text:p>
        </text:list-item>
        <text:list-item>
          <text:p text:style-name="P29"><text:span text:style-name="T3">Innovation :</text:span><text:span text:style-name="T1"> Un Cat Bond où le collatéral n'est pas "bloqué" de manière improductive, mais investi dans des instruments de crédit on-chain à faible risque (ex: financement de factures tokenisées), augmentant le rendement pour les investisseurs sans augmenter le risque de contrepartie de manière excessive.</text:span></text:p>
        </text:list-item>
      </text:list>
      <text:p text:style-name="P7">7.3 Lacune n°3 : Assurance Paramétrique de "Seconde Génération" (Beyond Weather)</text:p>
      <text:list text:style-name="WWNum4">
        <text:list-item>
          <text:p text:style-name="P30"><text:span text:style-name="T3">Le Problème :</text:span><text:span text:style-name="T1"> Les oracles actuels sont fiables pour des données simples (météo, prix des actifs). Ils sont incapables de gérer des sinistres complexes (ex: interruption d'activité, cyber-attaque, risque pandémique) qui nécessitent une évaluation subjective ou des données privées.</text:span></text:p>
        </text:list-item>
        <text:list-item>
          <text:p text:style-name="P30"><text:span text:style-name="T3">L'Opportunité :</text:span><text:span text:style-name="T1"> Créer des "Oracles Optimistes" ou des tribunaux décentralisés spécialisés, validés par des experts juridiques/assurances suisses.</text:span></text:p>
        </text:list-item>
        <text:list-item>
          <text:p text:style-name="P30"><text:span text:style-name="T3">Innovation :</text:span><text:span text:style-name="T1"> Un Cat Bond couvrant le </text:span><text:span text:style-name="T3">risque Cyber</text:span><text:span text:style-name="T1"> pour les protocoles DeFi eux-mêmes (Smart Contract Risk), où le déclencheur n'est pas une donnée météo, mais un audit forensique on-chain validé par un comité d'experts (DAO d'experts) dont la décision est juridiquement contraignante via la convention d'inscription suisse.</text:span></text:p>
        </text:list-item>
      </text:list>
      <text:p text:style-name="P7">7.4 Lacune n°4 : Synchronisation Haute-Fidélité des RWA (Real World Assets)</text:p>
      <text:list text:style-name="WWNum5">
        <text:list-item>
          <text:p text:style-name="P31"><text:span text:style-name="T3">Le Problème :</text:span><text:span text:style-name="T1"> La plupart des projets RWA (immobilier, or, actions) ont un problème de "double dépense" juridique ou de désynchronisation entre l'état de la blockchain et l'état juridique réel de l'actif hors chaîne.</text:span></text:p>
        </text:list-item>
        <text:list-item>
          <text:p text:style-name="P31"><text:span text:style-name="T3">L'Opportunité :</text:span><text:span text:style-name="T1"> Utiliser le cadre des droits-valeurs inscrits (Art. 973d CO) pour créer des actifs où la blockchain est </text:span><text:span text:style-name="T5">le seul et unique</text:span><text:span text:style-name="T1"> registre de vérité juridique, supprimant la nécessité de réconciliation.</text:span></text:p>
        </text:list-item>
        <text:list-item>
          <text:p text:style-name="P31"><text:span text:style-name="T3">Sujet de travail :</text:span><text:span text:style-name="T1"> Développer des standards pour la gestion automatisée des "Corporate Actions" (dividendes, votes, restructurations) directement via smart contracts pour des actions de PME suisses, rendant le capital-investissement liquide et composable dans la DeFi.</text:span></text:p>
        </text:list-item>
      </text:list>
      <text:p text:style-name="P7">7.5 Lacune n°5 : Marchés de Méta-Gouvernance et Dérivés de Vote</text:p>
      <text:list text:style-name="WWNum6">
        <text:list-item>
          <text:p text:style-name="P32"><text:span text:style-name="T3">Le Problème :</text:span><text:span text:style-name="T1"> La gouvernance des DAOs est primitive (1 token = 1 vote), conduisant à </text:span><text:soft-page-break/><text:span text:style-name="T1">l'apathie des électeurs et à la capture par des baleines. De plus, la valeur du "droit de vote" est souvent mal valorisée par rapport à la valeur financière du token.</text:span></text:p>
        </text:list-item>
        <text:list-item>
          <text:p text:style-name="P32"><text:span text:style-name="T3">L'Opportunité :</text:span><text:span text:style-name="T1"> Créer des marchés liquides pour l'emprunt de "pouvoir de vote" (bribe markets institutionalisés et transparents) ou des produits dérivés séparant le rendement financier du droit de vote.</text:span></text:p>
        </text:list-item>
        <text:list-item>
          <text:p text:style-name="P32"><text:span text:style-name="T3">Innovation :</text:span><text:span text:style-name="T1"> Un protocole de "Staking de Gouvernance" où les investisseurs passifs délèguent leur vote à des "Délégués Professionnels" (qui pourraient être des cabinets d'avocats ou des ONG suisses) en échange d'un rendement, professionnalisant ainsi la gestion des protocoles décentralisés.</text:span></text:p>
        </text:list-item>
      </text:list>
      <text:p text:style-name="P15"><draw:rect text:anchor-type="as-char" style:rel-width="100%" draw:z-index="5" draw:name="Forme7" draw:style-name="gr1" draw:text-style-name="P16" svg:width="0.003cm" svg:height="0.054cm"><text:p/></draw:rect><text:span text:style-name="T4">8. Synthèse et Feuille de Route pour le Projet</text:span></text:p>
      <text:p text:style-name="P4">Le lancement d'un DeFi Cat Bond en Suisse est un projet ambitieux mais réalisable, bénéficiant d'un alignement rare entre la volonté politique, le cadre légal et l'innovation technologique.</text:p>
      <text:p text:style-name="P7">Tableau Récapitulatif des Exigences Réglementaires</text:p>
      <table:table table:name="Table1" table:style-name="Table1">
        <table:table-column table:style-name="Table1.A" table:number-columns-repeated="3"/>
        <table:table-row table:style-name="Table1.1">
          <table:table-cell table:style-name="Table1.A1" office:value-type="string">
            <text:p text:style-name="P33">Domaine</text:p>
          </table:table-cell>
          <table:table-cell table:style-name="Table1.A1" office:value-type="string">
            <text:p text:style-name="P33">Exigence Principale</text:p>
          </table:table-cell>
          <table:table-cell table:style-name="Table1.A1" office:value-type="string">
            <text:p text:style-name="P33">Solution Stratégique pour le Projet</text:p>
          </table:table-cell>
        </table:table-row>
        <table:table-row table:style-name="Table1.1">
          <table:table-cell table:style-name="Table1.A1" office:value-type="string">
            <text:p text:style-name="P33">Structure</text:p>
          </table:table-cell>
          <table:table-cell table:style-name="Table1.A1" office:value-type="string">
            <text:p text:style-name="P4">VUSA (ISPV) selon Art. 30e LSA</text:p>
          </table:table-cell>
          <table:table-cell table:style-name="Table1.A1" office:value-type="string">
            <text:p text:style-name="P4">Création d'une SA dédiée, demande de licence VUSA.</text:p>
          </table:table-cell>
        </table:table-row>
        <table:table-row table:style-name="Table1.1">
          <table:table-cell table:style-name="Table1.A1" office:value-type="string">
            <text:p text:style-name="P33">Capital</text:p>
          </table:table-cell>
          <table:table-cell table:style-name="Table1.A1" office:value-type="string">
            <text:p text:style-name="P4">"Fully Funded" (Financement intégral)</text:p>
          </table:table-cell>
          <table:table-cell table:style-name="Table1.A1" office:value-type="string">
            <text:p text:style-name="P4">Collatéralisation 1:1 via smart contract + audit de solvabilité (SST simplifié).</text:p>
          </table:table-cell>
        </table:table-row>
        <table:table-row table:style-name="Table1.1">
          <table:table-cell table:style-name="Table1.A1" office:value-type="string">
            <text:p text:style-name="P33">Token</text:p>
          </table:table-cell>
          <table:table-cell table:style-name="Table1.A1" office:value-type="string">
            <text:p text:style-name="P4">Droit-valeur inscrit (Art. 973d CO)</text:p>
          </table:table-cell>
          <table:table-cell table:style-name="Table1.A1" office:value-type="string">
            <text:p text:style-name="P4">Convention d'inscription liant le token à la créance juridique.</text:p>
          </table:table-cell>
        </table:table-row>
        <table:table-row table:style-name="Table1.1">
          <table:table-cell table:style-name="Table1.A1" office:value-type="string">
            <text:p text:style-name="P33">Distribution</text:p>
          </table:table-cell>
          <table:table-cell table:style-name="Table1.A1" office:value-type="string">
            <text:p text:style-name="P4">Prospectus LSFin</text:p>
          </table:table-cell>
          <table:table-cell table:style-name="Table1.A1" office:value-type="string">
            <text:p text:style-name="P6"><text:span text:style-name="T3">Exemption :</text:span><text:span text:style-name="T1"> Ticket min. 100k CHF ou Investisseurs Pro uniquement.</text:span></text:p>
          </table:table-cell>
        </table:table-row>
        <table:table-row table:style-name="Table1.1">
          <table:table-cell table:style-name="Table1.A1" office:value-type="string">
            <text:p text:style-name="P33">AML/LBA</text:p>
          </table:table-cell>
          <table:table-cell table:style-name="Table1.A1" office:value-type="string">
            <text:p text:style-name="P4">Identification des ayants droit</text:p>
          </table:table-cell>
          <table:table-cell table:style-name="Table1.A1" office:value-type="string">
            <text:p text:style-name="P4">Affiliation OAR (VQF/PolyReg) + Tokens avec Whitelist (Permissioned DeFi).</text:p>
          </table:table-cell>
        </table:table-row>
        <table:table-row table:style-name="Table1.1">
          <table:table-cell table:style-name="Table1.A1" office:value-type="string">
            <text:p text:style-name="P33">Négoce</text:p>
          </table:table-cell>
          <table:table-cell table:style-name="Table1.A1" office:value-type="string">
            <text:p text:style-name="P4">Licence Trading Facility (LIMF)</text:p>
          </table:table-cell>
          <table:table-cell table:style-name="Table1.A1" office:value-type="string">
            <text:p text:style-name="P4">Éviter le marché secondaire propre. Lister sur SDX/BX ou transfert OTC.</text:p>
          </table:table-cell>
        </table:table-row>
      </table:table>
      <text:p text:style-name="P34"><text:span text:style-name="T4">Recommandations Finales</text:span></text:p>
      <text:list text:style-name="WWNum7">
        <text:list-item>
          <text:p text:style-name="P35"><text:span text:style-name="T3">Prioriser le VUSA :</text:span><text:span text:style-name="T1"> Ne tentez pas de structurer cela comme un fonds (CISA) ou une assurance classique. Le régime VUSA est fait sur mesure pour ce cas d'usage.</text:span></text:p>
        </text:list-item>
        <text:list-item>
          <text:p text:style-name="P35"><text:span text:style-name="T3">Cibler les Pros :</text:span><text:span text:style-name="T1"> L'exemption de prospectus et les allègements LSA pour "preneurs d'assurance professionnels" sont les clés de la rentabilité opérationnelle. Évitez le retail.</text:span></text:p>
        </text:list-item>
        <text:list-item>
          <text:p text:style-name="P35"><text:span text:style-name="T3">Hybridation "CeDeFi" :</text:span><text:span text:style-name="T1"> Acceptez que la conformité suisse impose une centralisation partielle (KYC, Whitelist). C'est le prix à payer pour la sécurité juridique et la confiance institutionnelle.</text:span></text:p>
        </text:list-item>
        <text:list-item>
          <text:p text:style-name="P35"><text:span text:style-name="T3">Explorer les Niches :</text:span><text:span text:style-name="T1"> Parallèlement au Cat Bond, explorez les lacunes identifiées (Zero-</text:span><text:soft-page-break/><text:span text:style-name="T1">Knowledge Compliance, Cyber-Insurance paramétrique) pour différencier votre offre technologique.</text:span></text:p>
        </text:list-item>
      </text:list>
      <text:p text:style-name="P36">La Suisse offre le cadre le plus sûr au monde pour ce type d'innovation, à condition de respecter scrupuleusement la règle d'or : l'innovation technologique ne justifie jamais un déficit de conformité.</text:p>
      <text:p text:style-name="P37">Sources des citations</text:p>
      <text:list text:style-name="WWNum8">
        <text:list-item>
          <text:p text:style-name="P38"><text:span text:style-name="T6">FINMA publishes ICO guidelines, consulté le décembre 19, 2025, </text:span><text:a xlink:type="simple" xlink:href="https://www.finma.ch/en/news/2018/02/20180216-mm-ico-wegleitung/" text:style-name="ListLabel_20_199" text:visited-style-name="ListLabel_20_199"><text:span text:style-name="T7">https://www.finma.ch/en/news/2018/02/20180216-mm-ico-wegleitung/</text:span></text:a></text:p>
        </text:list-item>
        <text:list-item>
          <text:p text:style-name="P38"><text:span text:style-name="T6">FINMA publishes 'stable coin' guidelines, consulté le décembre 19, 2025, </text:span><text:a xlink:type="simple" xlink:href="https://www.finma.ch/en/news/2019/09/20190911-mm-stable-coins/" text:style-name="ListLabel_20_199" text:visited-style-name="ListLabel_20_199"><text:span text:style-name="T7">https://www.finma.ch/en/news/2019/09/20190911-mm-stable-coins/</text:span></text:a></text:p>
        </text:list-item>
        <text:list-item>
          <text:p text:style-name="P38"><text:span text:style-name="T6">Switzerland: Blockchain &amp; Crypto Assets - Legal 500 Country Comparative Guides 2025, consulté le décembre 19, 2025, </text:span><text:a xlink:type="simple" xlink:href="https://www.legal500.com/guides/chapter/switzerland-blockchain-crypto-assets/?export-pdf" text:style-name="ListLabel_20_199" text:visited-style-name="ListLabel_20_199"><text:span text:style-name="T7">https://www.legal500.com/guides/chapter/switzerland-blockchain-crypto-assets/?export-pdf</text:span></text:a></text:p>
        </text:list-item>
        <text:list-item>
          <text:p text:style-name="P38"><text:span text:style-name="T6">Decentralized Finance (DeFi) 2022 - FINMA, consulté le décembre 19, 2025, </text:span><text:a xlink:type="simple" xlink:href="https://www.finma.ch/en/documentation/dossier/dossier-fintech/decentralized-finance-defi-2022/" text:style-name="ListLabel_20_199" text:visited-style-name="ListLabel_20_199"><text:span text:style-name="T7">https://www.finma.ch/en/documentation/dossier/dossier-fintech/decentralized-finance-defi-2022/</text:span></text:a></text:p>
        </text:list-item>
        <text:list-item>
          <text:p text:style-name="P38"><text:span text:style-name="T6">Developments in FinTech - FINMA, consulté le décembre 19, 2025, </text:span><text:a xlink:type="simple" xlink:href="https://www.finma.ch/en/documentation/dossier/dossier-fintech/entwicklungen-im-bereich-fintech/" text:style-name="ListLabel_20_199" text:visited-style-name="ListLabel_20_199"><text:span text:style-name="T7">https://www.finma.ch/en/documentation/dossier/dossier-fintech/entwicklungen-im-bereich-fintech/</text:span></text:a></text:p>
        </text:list-item>
        <text:list-item>
          <text:p text:style-name="P38"><text:span text:style-name="T6">Insurance &amp; Reinsurance 2025 - Switzerland - Chambers Global Practice Guides, consulté le décembre 19, 2025, </text:span><text:a xlink:type="simple" xlink:href="https://practiceguides.chambers.com/practice-guides/insurance-reinsurance-2025/switzerland/trends-and-developments" text:style-name="ListLabel_20_199" text:visited-style-name="ListLabel_20_199"><text:span text:style-name="T7">https://practiceguides.chambers.com/practice-guides/insurance-reinsurance-2025/switzerland/trends-and-developments</text:span></text:a></text:p>
        </text:list-item>
        <text:list-item>
          <text:p text:style-name="P38"><text:span text:style-name="T6">The Revised Swiss Insurance Supervision Act - Pontinova Law, consulté le décembre 19, 2025, </text:span><text:a xlink:type="simple" xlink:href="https://www.pontinova.law/blog-posts/revised-swiss-insurance-supervision-act" text:style-name="ListLabel_20_199" text:visited-style-name="ListLabel_20_199"><text:span text:style-name="T7">https://www.pontinova.law/blog-posts/revised-swiss-insurance-supervision-act</text:span></text:a></text:p>
        </text:list-item>
        <text:list-item>
          <text:p text:style-name="P38"><text:span text:style-name="T6">Swiss Insurance Supervision Act establishes new Regime for Special Purpose Vehicle, consulté le décembre 19, 2025, </text:span><text:a xlink:type="simple" xlink:href="https://caplaw.ch/2024/swiss-insurance-supervision-act-establishes-new-regime-for-special-purpose-vehicle/" text:style-name="ListLabel_20_199" text:visited-style-name="ListLabel_20_199"><text:span text:style-name="T7">https://caplaw.ch/2024/swiss-insurance-supervision-act-establishes-new-regime-for-special-purpose-vehicle/</text:span></text:a></text:p>
        </text:list-item>
        <text:list-item>
          <text:p text:style-name="P38"><text:span text:style-name="T6">PANORAMIC INSURANCE &amp; REINSURANCE - Lenz &amp; Staehelin, consulté le décembre 19, 2025, </text:span><text:a xlink:type="simple" xlink:href="https://www.lenzstaehelin.com/fileadmin/user_upload/Switzerland__-_Insurance___Reinsurance_2025.pdf" text:style-name="ListLabel_20_199" text:visited-style-name="ListLabel_20_199"><text:span text:style-name="T7">https://www.lenzstaehelin.com/fileadmin/user_upload/Switzerland__-_Insurance___Reinsurance_2025.pdf</text:span></text:a></text:p>
        </text:list-item>
        <text:list-item>
          <text:p text:style-name="P38"><text:span text:style-name="T6">Investment activities of insurance companies – general framework | FINMA, consulté le décembre 19, 2025, </text:span><text:a xlink:type="simple" xlink:href="https://www.finma.ch/en/supervision/insurers/cross-sectoral-tools/investment-activities-from-1-january-2024-onwards/" text:style-name="ListLabel_20_199" text:visited-style-name="ListLabel_20_199"><text:span text:style-name="T7">https://www.finma.ch/en/supervision/insurers/cross-sectoral-tools/investment-activities-from-1-january-2024-onwards/</text:span></text:a></text:p>
        </text:list-item>
        <text:list-item>
          <text:p text:style-name="P38"><text:span text:style-name="T6">DLT / blockchain / tokenisation, consulté le décembre 19, 2025, </text:span><text:a xlink:type="simple" xlink:href="https://www.sif.admin.ch/en/dlt-blockchain-en" text:style-name="ListLabel_20_199" text:visited-style-name="ListLabel_20_199"><text:span text:style-name="T7">https://www.sif.admin.ch/en/dlt-blockchain-en</text:span></text:a></text:p>
        </text:list-item>
        <text:list-item>
          <text:p text:style-name="P38"><text:span text:style-name="T6">How to Open an SPV in Switzerland in 2025 - Swiss Law Firm, consulté le décembre 19, 2025, </text:span><text:a xlink:type="simple" xlink:href="https://goldblum.ch/knowledgebase/open-a-spv-company-in-switzerland" text:style-name="ListLabel_20_199" text:visited-style-name="ListLabel_20_199"><text:span text:style-name="T7">https://goldblum.ch/knowledgebase/open-a-spv-company-in-switzerland</text:span></text:a></text:p>
        </text:list-item>
        <text:list-item>
          <text:p text:style-name="P38"><text:span text:style-name="T6">Insurance Supervision Law - Walder Wyss, consulté le décembre 19, 2025, </text:span><text:a xlink:type="simple" xlink:href="https://www.walderwyss.com/assets/content/publications/361.pdf" text:style-name="ListLabel_20_199" text:visited-style-name="ListLabel_20_199"><text:span text:style-name="T7">https://www.walderwyss.com/assets/content/publications/361.pdf</text:span></text:a></text:p>
        </text:list-item>
        <text:list-item>
          <text:p text:style-name="P38"><text:soft-page-break/><text:span text:style-name="T6">Switzerland: Insurance &amp; Reinsurance - Legal 500 Country Comparative Guides 2025, consulté le décembre 19, 2025, </text:span><text:a xlink:type="simple" xlink:href="https://www.legal500.com/guides/chapter/switzerland-insurance-reinsurance/?export-pdf" text:style-name="ListLabel_20_199" text:visited-style-name="ListLabel_20_199"><text:span text:style-name="T7">https://www.legal500.com/guides/chapter/switzerland-insurance-reinsurance/?export-pdf</text:span></text:a></text:p>
        </text:list-item>
        <text:list-item>
          <text:p text:style-name="P38"><text:span text:style-name="T6">Business with professional policyholders – regulations from 1 January 2024 | FINMA, consulté le décembre 19, 2025, </text:span><text:a xlink:type="simple" xlink:href="https://www.finma.ch/en/supervision/insurers/professionelle-versicherungsnehmer/" text:style-name="ListLabel_20_199" text:visited-style-name="ListLabel_20_199"><text:span text:style-name="T7">https://www.finma.ch/en/supervision/insurers/professionelle-versicherungsnehmer/</text:span></text:a></text:p>
        </text:list-item>
        <text:list-item>
          <text:p text:style-name="P38"><text:span text:style-name="T6">Small insurers regime | FINMA, consulté le décembre 19, 2025, </text:span><text:a xlink:type="simple" xlink:href="https://www.finma.ch/en/supervision/insurers/small-insurers-regime-and-relief-for-insurers/" text:style-name="ListLabel_20_199" text:visited-style-name="ListLabel_20_199"><text:span text:style-name="T7">https://www.finma.ch/en/supervision/insurers/small-insurers-regime-and-relief-for-insurers/</text:span></text:a></text:p>
        </text:list-item>
        <text:list-item>
          <text:p text:style-name="P38"><text:span text:style-name="T6">Security token offering a snapshot in Switzerland - EY, consulté le décembre 19, 2025, </text:span><text:a xlink:type="simple" xlink:href="https://www.ey.com/en_ch/insights/financial-services/security-token-offering-a-snapshot-in-switzerland" text:style-name="ListLabel_20_199" text:visited-style-name="ListLabel_20_199"><text:span text:style-name="T7">https://www.ey.com/en_ch/insights/financial-services/security-token-offering-a-snapshot-in-switzerland</text:span></text:a></text:p>
        </text:list-item>
        <text:list-item>
          <text:p text:style-name="P38"><text:span text:style-name="T6">Guidelines - IOSCO, consulté le décembre 19, 2025, </text:span><text:a xlink:type="simple" xlink:href="https://www.iosco.org/library/ico-statements/Switzerland%20-%20FINMA%20-%20ICO%20Guidelines.pdf" text:style-name="ListLabel_20_199" text:visited-style-name="ListLabel_20_199"><text:span text:style-name="T7">https://www.iosco.org/library/ico-statements/Switzerland%20-%20FINMA%20-%20ICO%20Guidelines.pdf</text:span></text:a></text:p>
        </text:list-item>
        <text:list-item>
          <text:p text:style-name="P38"><text:span text:style-name="T6">BX DIGITAL: THE FIRST DLT TRADING FACILITY IN SWITZERLAND | CapLaw, consulté le décembre 19, 2025, </text:span><text:a xlink:type="simple" xlink:href="https://caplaw.ch/2025/bx-digital-the-first-dlt-trading-facility-in-switzerland/" text:style-name="ListLabel_20_199" text:visited-style-name="ListLabel_20_199"><text:span text:style-name="T7">https://caplaw.ch/2025/bx-digital-the-first-dlt-trading-facility-in-switzerland/</text:span></text:a></text:p>
        </text:list-item>
        <text:list-item>
          <text:p text:style-name="P38"><text:span text:style-name="T6">Development of digitalisation in the financial sector (2024) - FINMA, consulté le décembre 19, 2025, </text:span><text:a xlink:type="simple" xlink:href="https://www.finma.ch/en/documentation/dossier/dossier-fintech/entwicklung-der-digitalisierung-im-finanzbereich---2024/" text:style-name="ListLabel_20_199" text:visited-style-name="ListLabel_20_199"><text:span text:style-name="T7">https://www.finma.ch/en/documentation/dossier/dossier-fintech/entwicklung-der-digitalisierung-im-finanzbereich---2024/</text:span></text:a></text:p>
        </text:list-item>
        <text:list-item>
          <text:p text:style-name="P38"><text:span text:style-name="T6">AMCs (actively managed certificates): Tips &amp; Info - Everon AG, consulté le décembre 19, 2025, </text:span><text:a xlink:type="simple" xlink:href="https://everon.swiss/en/amcs-actively-managed-certificates/" text:style-name="ListLabel_20_199" text:visited-style-name="ListLabel_20_199"><text:span text:style-name="T7">https://everon.swiss/en/amcs-actively-managed-certificates/</text:span></text:a></text:p>
        </text:list-item>
        <text:list-item>
          <text:p text:style-name="P38"><text:span text:style-name="T6">Regulatory challenges in the use of Actively Managed Certificates (AMCs) - VSV-ASG, consulté le décembre 19, 2025, </text:span><text:a xlink:type="simple" xlink:href="https://www.vsv-asg.ch/en/0324-grantthornton" text:style-name="ListLabel_20_199" text:visited-style-name="ListLabel_20_199"><text:span text:style-name="T7">https://www.vsv-asg.ch/en/0324-grantthornton</text:span></text:a></text:p>
        </text:list-item>
        <text:list-item>
          <text:p text:style-name="P38"><text:span text:style-name="T6">Reporting on collective investment schemes - FINMA, consulté le décembre 19, 2025, </text:span><text:a xlink:type="simple" xlink:href="https://www.finma.ch/en/supervision/asset-management/data-collection/reporting-on-collective-investment-schemes/" text:style-name="ListLabel_20_199" text:visited-style-name="ListLabel_20_199"><text:span text:style-name="T7">https://www.finma.ch/en/supervision/asset-management/data-collection/reporting-on-collective-investment-schemes/</text:span></text:a></text:p>
        </text:list-item>
        <text:list-item>
          <text:p text:style-name="P38"><text:span text:style-name="T6">SR 951.31 - Federal Act of 23 June 2006 on Collective Investment ..., consulté le décembre 19, 2025, </text:span><text:a xlink:type="simple" xlink:href="https://www.fedlex.admin.ch/eli/cc/2006/822/en" text:style-name="ListLabel_20_199" text:visited-style-name="ListLabel_20_199"><text:span text:style-name="T7">https://www.fedlex.admin.ch/eli/cc/2006/822/en</text:span></text:a></text:p>
        </text:list-item>
        <text:list-item>
          <text:p text:style-name="P38"><text:span text:style-name="T6">Private Law Aspects of Liquidity Pools in Decentralized Finance (DeFi) | sui generis, consulté le décembre 19, 2025, </text:span><text:a xlink:type="simple" xlink:href="https://sui-generis.ch/article/download/8902/7353/20192" text:style-name="ListLabel_20_199" text:visited-style-name="ListLabel_20_199"><text:span text:style-name="T7">https://sui-generis.ch/article/download/8902/7353/20192</text:span></text:a></text:p>
        </text:list-item>
        <text:list-item>
          <text:p text:style-name="P38"><text:span text:style-name="T6">What Is an Actively Managed Certificate (AMC)? - GenTwo, consulté le décembre 19, 2025, </text:span><text:a xlink:type="simple" xlink:href="https://www.gentwo.com/articles/what-is-an-actively-managed-certificate-amc/" text:style-name="ListLabel_20_199" text:visited-style-name="ListLabel_20_199"><text:span text:style-name="T7">https://www.gentwo.com/articles/what-is-an-actively-managed-certificate-amc/</text:span></text:a></text:p>
        </text:list-item>
        <text:list-item>
          <text:p text:style-name="P38"><text:span text:style-name="T6">GenTwo Pro | Swiss Platform for AMCs, CLNs &amp; Trackers, consulté le décembre 19, 2025, </text:span><text:a xlink:type="simple" xlink:href="https://www.gentwo.com/GenTwo-PRO/" text:style-name="ListLabel_20_199" text:visited-style-name="ListLabel_20_199"><text:span text:style-name="T7">https://www.gentwo.com/GenTwo-PRO/</text:span></text:a></text:p>
        </text:list-item>
        <text:list-item>
          <text:p text:style-name="P38"><text:span text:style-name="T6">Limited Qualified Investor Funds: new fund category exempt from FINMA authorisation and supervision, consulté le décembre 19, 2025, </text:span><text:a xlink:type="simple" xlink:href="https://www.finma.ch/en/news/2024/02/23240223-meldung-l-qif/" text:style-name="ListLabel_20_199" text:visited-style-name="ListLabel_20_199"><text:span text:style-name="T7">https://www.finma.ch/en/news/2024/02/23240223-meldung-l-qif/</text:span></text:a></text:p>
        </text:list-item>
        <text:list-item>
          <text:p text:style-name="P38"><text:span text:style-name="T6">L-QIF: New Innovative Swiss Fund Structure – Final Rules Published - Lenz &amp; Staehelin, consulté le décembre 19, 2025, </text:span><text:a xlink:type="simple" xlink:href="https://www.lenzstaehelin.com/news-and-insights/browse-thought-leadership-insights/insights-detail/l-qif-new-innovative-swiss-fund-structure-final-rules-published/" text:style-name="ListLabel_20_199" text:visited-style-name="ListLabel_20_199"><text:span text:style-name="T7">https://www.lenzstaehelin.com/news-and-insights/browse-thought-leadership-insights/insights-detail/l-qif-new-</text:span><text:soft-page-break/><text:span text:style-name="T7">innovative-swiss-fund-structure-final-rules-published/</text:span></text:a></text:p>
        </text:list-item>
        <text:list-item>
          <text:p text:style-name="P38"><text:span text:style-name="T6">ICO/token sale - Multilaw, consulté le décembre 19, 2025, </text:span><text:a xlink:type="simple" xlink:href="https://multilaw.com/Multilaw/ZENTSO/BusinessGuides/Presentation/Section_Home.aspx?GuideId=2&amp;GuideCountry=Switzerland&amp;GuideSection=710" text:style-name="ListLabel_20_199" text:visited-style-name="ListLabel_20_199"><text:span text:style-name="T7">https://multilaw.com/Multilaw/ZENTSO/BusinessGuides/Presentation/Section_Home.aspx?GuideId=2&amp;GuideCountry=Switzerland&amp;GuideSection=710</text:span></text:a></text:p>
        </text:list-item>
        <text:list-item>
          <text:p text:style-name="P38"><text:span text:style-name="T6">Implementing Reform of Swiss Insurance Supervision Laws - Schellenberg Wittmer, consulté le décembre 19, 2025, </text:span><text:a xlink:type="simple" xlink:href="https://www.swlegal.com/media/filer_public/92/ec/92ec39b8-dbe9-490a-b8f3-96633fe588ad/sw_nl_september_01_2023_english.pdf" text:style-name="ListLabel_20_199" text:visited-style-name="ListLabel_20_199"><text:span text:style-name="T7">https://www.swlegal.com/media/filer_public/92/ec/92ec39b8-dbe9-490a-b8f3-96633fe588ad/sw_nl_september_01_2023_english.pdf</text:span></text:a></text:p>
        </text:list-item>
        <text:list-item>
          <text:p text:style-name="P38"><text:span text:style-name="T6">Frequently asked questions - PolyReg, consulté le décembre 19, 2025, </text:span><text:a xlink:type="simple" xlink:href="https://www.polyreg.ch/en/membership/frequently-asked-questions" text:style-name="ListLabel_20_199" text:visited-style-name="ListLabel_20_199"><text:span text:style-name="T7">https://www.polyreg.ch/en/membership/frequently-asked-questions</text:span></text:a></text:p>
        </text:list-item>
        <text:list-item>
          <text:p text:style-name="P38"><text:span text:style-name="T6">Obtain A Cryptocurrency Licence In Switzerland: FINMA &amp; SRO Pathways, consulté le décembre 19, 2025, </text:span><text:a xlink:type="simple" xlink:href="https://globallawexperts.com/obtain-a-cryptocurrency-licence-in-switzerland-finma-sro-pathways/" text:style-name="ListLabel_20_199" text:visited-style-name="ListLabel_20_199"><text:span text:style-name="T7">https://globallawexperts.com/obtain-a-cryptocurrency-licence-in-switzerland-finma-sro-pathways/</text:span></text:a></text:p>
        </text:list-item>
        <text:list-item>
          <text:p text:style-name="P38"><text:span text:style-name="T6">VQF SRO in Switzerland: membership &amp; fees | Goldblum &amp; Partners - Swiss Law Firm, consulté le décembre 19, 2025, </text:span><text:a xlink:type="simple" xlink:href="https://goldblum.ch/knowledgebase/vqf-sro-switzerland" text:style-name="ListLabel_20_199" text:visited-style-name="ListLabel_20_199"><text:span text:style-name="T7">https://goldblum.ch/knowledgebase/vqf-sro-switzerland</text:span></text:a></text:p>
        </text:list-item>
        <text:list-item>
          <text:p text:style-name="P38"><text:span text:style-name="T6">What You Need to Know About Switzerland's Crypto AML Rules by FINMA - Shufti Pro, consulté le décembre 19, 2025, </text:span><text:a xlink:type="simple" xlink:href="https://shuftipro.com/blog/what-you-need-to-know-about-switzerlands-crypto-aml-rules-by-finma/" text:style-name="ListLabel_20_199" text:visited-style-name="ListLabel_20_199"><text:span text:style-name="T7">https://shuftipro.com/blog/what-you-need-to-know-about-switzerlands-crypto-aml-rules-by-finma/</text:span></text:a></text:p>
        </text:list-item>
        <text:list-item>
          <text:p text:style-name="P38"><text:span text:style-name="T6">Is Crypto Legal in Switzerland? Regulations &amp; Compliance in 2025 - Lightspark, consulté le décembre 19, 2025, </text:span><text:a xlink:type="simple" xlink:href="https://www.lightspark.com/knowledge/is-crypto-legal-in-switzerland" text:style-name="ListLabel_20_199" text:visited-style-name="ListLabel_20_199"><text:span text:style-name="T7">https://www.lightspark.com/knowledge/is-crypto-legal-in-switzerland</text:span></text:a></text:p>
        </text:list-item>
        <text:list-item>
          <text:p text:style-name="P38"><text:span text:style-name="T6">Legal Liability of Front-End Operators in Decentralized Projects: A Definitive Guide, consulté le décembre 19, 2025, </text:span><text:a xlink:type="simple" xlink:href="https://legalnodes.com/article/front-end-operator-legal-liability" text:style-name="ListLabel_20_199" text:visited-style-name="ListLabel_20_199"><text:span text:style-name="T7">https://legalnodes.com/article/front-end-operator-legal-liability</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423cm" fo:margin-bottom="0.423cm" style:contextual-spacing="false" fo:line-height="100%" fo:padding="0cm"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chapter">
      <style:paragraph-properties fo:margin-top="0.397cm" fo:margin-bottom="0.397cm" style:contextual-spacing="false" fo:line-height="100%" fo:padding="0cm"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chapter">
      <style:paragraph-properties fo:margin-top="0.423cm" fo:margin-bottom="0.423cm" style:contextual-spacing="false" fo:line-height="100%" fo:padding="0cm"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chapter">
      <style:paragraph-properties fo:margin-top="0.45cm" fo:margin-bottom="0.45cm" style:contextual-spacing="false" fo:line-height="100%" fo:padding="0cm"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chapter">
      <style:paragraph-properties fo:margin-top="0.45cm" fo:margin-bottom="0.45cm" style:contextual-spacing="false" fo:line-height="100%" fo:padding="0cm"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chapter">
      <style:paragraph-properties fo:margin-top="0.635cm" fo:margin-bottom="0.635cm" style:contextual-spacing="false" fo:line-height="100%" fo:padding="0cm"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color="#0000ee" loext:opacity="100%"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number text:level="2" text:style-name="ListLabel_20_155" loext:num-list-format="%2%." style:num-suffix="." style:num-format="1">
        <style:list-level-properties text:list-level-position-and-space-mode="label-alignment">
          <style:list-level-label-alignment text:label-followed-by="listtab" fo:text-indent="-0.635cm" fo:margin-left="2.117cm"/>
        </style:list-level-properties>
      </text:list-level-style-number>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number text:level="2" text:style-name="ListLabel_20_164" loext:num-list-format="%2%." style:num-suffix="." style:num-format="1">
        <style:list-level-properties text:list-level-position-and-space-mode="label-alignment">
          <style:list-level-label-alignment text:label-followed-by="listtab" fo:text-indent="-0.635cm" fo:margin-left="2.117cm"/>
        </style:list-level-properties>
      </text:list-level-style-number>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058cm"/>
        </style:list-level-properties>
        <style:text-properties fo:font-family="Aria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2-19T14:37:50.425172190</dc:date>
    <meta:editing-duration>PT3M10S</meta:editing-duration>
    <meta:editing-cycles>1</meta:editing-cycles>
    <meta:document-statistic meta:table-count="1" meta:image-count="0" meta:object-count="0" meta:page-count="12" meta:paragraph-count="185" meta:word-count="4380" meta:character-count="31919" meta:non-whitespace-character-count="27814"/>
  </office:meta>
</office:document-meta>
</file>